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0.926041666666667cm" style:use-optimal-column-width="true"/>
    </style:style>
    <style:style style:name="co2" style:family="table-column">
      <style:table-column-properties fo:break-before="auto" style:column-width="1.5875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Karten</text:p>
          </table:table-cell>
          <table:table-cell office:value-type="string" table:style-name="ce1">
            <text:p>KartenFarbe</text:p>
          </table:table-cell>
          <table:table-cell office:value-type="string" table:style-name="ce1">
            <text:p>Anzahl_Karte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Spieler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Spieler2</text:p>
          </table:table-cell>
          <table:table-cell table:number-columns-repeated="16382" table:style-name="ce1"/>
        </table:table-row>
        <table:table-row table:number-rows-repeated="1048573" table:style-name="ro1">
          <table:table-cell table:number-columns-repeated="16384"/>
        </table:table-row>
      </table:table>
      <table:database-ranges>
        <table:database-range table:target-range-address="Tabelle1.A1:Tabelle1.E3" table:name="uno.spieler" table:display-filter-buttons="true" table:on-update-keep-size="false" table:on-update-keep-styles="true" table:refresh-delay="false">
          <table:database-source-query table:database-name="Driver={MySQL ODBC 5.3 ANSI Driver};Provider=MSDASQL;Server=localhost;Port=3306;Database=uno;User=root;Option=3;" table:query-name="SELECT * FROM uno.spieler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Ven</meta:initial-creator>
    <dc:creator>Ven</dc:creator>
    <meta:creation-date>2018-12-09T15:32:47Z</meta:creation-date>
    <dc:date>2018-12-09T15:39:34Z</dc:date>
    <meta:editing-duration>PT0S</meta:editing-duration>
    <meta:user-defined meta:name="WorkbookGuid">b26a9b8a-1779-4913-bac4-d5f106474754</meta:user-defined>
    <meta:user-defined meta:name="ConnectionInfosStorage">UserSettingsFile</meta:user-defined>
  </office:meta>
</office:document-meta>
</file>